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isibilityPredicate.evaluate( Object arg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VisibilityPredicate.VisibilityPredicate( Class source , boolean protectedO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